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7000000AB5D9A21535E805B74.png" manifest:media-type="image/png"/>
  <manifest:file-entry manifest:full-path="Pictures/100040C500006858000037AC744973277F459A36.svg" manifest:media-type="image/svg+xml"/>
  <manifest:file-entry manifest:full-path="Pictures/10000001000003C8000002058CB81AB553B29CC8.png" manifest:media-type="image/png"/>
  <manifest:file-entry manifest:full-path="Pictures/10006F0F000035D90000233E35CDB3F43ABED1AB.svg" manifest:media-type="image/svg+xml"/>
  <manifest:file-entry manifest:full-path="Pictures/1000000100000209000001554A525798BA97B827.png" manifest:media-type="image/png"/>
  <manifest:file-entry manifest:full-path="Pictures/1000986B00007A76000048778F854B1DF28B3EB2.svg" manifest:media-type="image/svg+xml"/>
  <manifest:file-entry manifest:full-path="Pictures/10003C1600005B0E000037AC87E13EC46F1EAFFA.svg" manifest:media-type="image/svg+xml"/>
  <manifest:file-entry manifest:full-path="Pictures/10000001000003970000022034FB5ECD69F91779.png" manifest:media-type="image/png"/>
  <manifest:file-entry manifest:full-path="Pictures/10000001000003710000021BA694D3FB779D4447.png" manifest:media-type="image/png"/>
  <manifest:file-entry manifest:full-path="Pictures/100022E800002972000029725CAB0CC52C0661CF.svg" manifest:media-type="image/svg+xml"/>
  <manifest:file-entry manifest:full-path="Pictures/10002F45000072D3000011ACE12011933F7A2BD7.svg" manifest:media-type="image/svg+xml"/>
  <manifest:file-entry manifest:full-path="Pictures/1000000100000191000001918E9C5AC479AF6512.png" manifest:media-type="image/png"/>
  <manifest:file-entry manifest:full-path="Pictures/10006C71000029720000293D271F179F8DDA2B35.svg" manifest:media-type="image/svg+xml"/>
  <manifest:file-entry manifest:full-path="Pictures/10000001000001910000018FF6588D88CA1FA4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22cm" svg:x="0.746cm" svg:y="15.545cm">
          <draw:image xlink:href="Pictures/100040C500006858000037AC744973277F459A36.svg" xlink:type="simple" xlink:show="embed" xlink:actuate="onLoad" draw:mime-type="image/svg+xml">
            <text:p/>
          </draw:image>
          <draw:image xlink:href="Pictures/10000001000003C8000002058CB81AB553B29CC8.png" xlink:type="simple" xlink:show="embed" xlink:actuate="onLoad" draw:mime-type="image/png"/>
        </draw:frame>
        <draw:frame draw:style-name="gr1" draw:text-style-name="P1" draw:layer="layout" svg:width="19.589cm" svg:height="11.375cm" svg:x="1cm" svg:y="1.182cm">
          <draw:image xlink:href="Pictures/1000986B00007A76000048778F854B1DF28B3EB2.svg" xlink:type="simple" xlink:show="embed" xlink:actuate="onLoad" draw:mime-type="image/svg+xml">
            <text:p/>
          </draw:image>
          <draw:image xlink:href="Pictures/10000001000003970000022034FB5ECD69F91779.png" xlink:type="simple" xlink:show="embed" xlink:actuate="onLoad" draw:mime-type="image/png"/>
        </draw:frame>
      </draw:page>
      <draw:page draw:name="page2" draw:style-name="dp1" draw:master-page-name="Default">
        <draw:frame draw:style-name="gr2" draw:text-style-name="P1" draw:layer="layout" svg:width="19.589cm" svg:height="12.498cm" svg:x="1cm" svg:y="1.254cm">
          <draw:image xlink:href="Pictures/10003C1600005B0E000037AC87E13EC46F1EAFFA.svg" xlink:type="simple" xlink:show="embed" xlink:actuate="onLoad" draw:mime-type="image/svg+xml">
            <text:p/>
          </draw:image>
          <draw:image xlink:href="Pictures/10000001000003710000021BA694D3FB779D4447.png" xlink:type="simple" xlink:show="embed" xlink:actuate="onLoad" draw:mime-type="image/png"/>
        </draw:frame>
        <draw:frame draw:style-name="gr1" draw:text-style-name="P1" draw:layer="layout" svg:width="11.641cm" svg:height="11.588cm" svg:x="5.191cm" svg:y="14.558cm">
          <draw:image xlink:href="Pictures/10006C71000029720000293D271F179F8DDA2B35.svg" xlink:type="simple" xlink:show="embed" xlink:actuate="onLoad" draw:mime-type="image/svg+xml">
            <text:p/>
          </draw:image>
          <draw:image xlink:href="Pictures/10000001000001910000018FF6588D88CA1FA45F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4.816cm" svg:height="10.053cm" svg:x="3.667cm" svg:y="1.488cm">
          <draw:image xlink:href="Pictures/10006F0F000035D90000233E35CDB3F43ABED1AB.svg" xlink:type="simple" xlink:show="embed" xlink:actuate="onLoad" draw:mime-type="image/svg+xml">
            <text:p/>
          </draw:image>
          <draw:image xlink:href="Pictures/1000000100000209000001554A525798BA97B827.png" xlink:type="simple" xlink:show="embed" xlink:actuate="onLoad" draw:mime-type="image/png"/>
        </draw:frame>
        <draw:frame draw:style-name="gr1" draw:text-style-name="P1" draw:layer="layout" svg:width="11.641cm" svg:height="11.641cm" svg:x="5.191cm" svg:y="14.208cm">
          <draw:image xlink:href="Pictures/100022E800002972000029725CAB0CC52C0661CF.svg" xlink:type="simple" xlink:show="embed" xlink:actuate="onLoad" draw:mime-type="image/svg+xml">
            <text:p/>
          </draw:image>
          <draw:image xlink:href="Pictures/1000000100000191000001918E9C5AC479AF6512.png" xlink:type="simple" xlink:show="embed" xlink:actuate="onLoad" draw:mime-type="image/png"/>
        </draw:frame>
      </draw:page>
      <draw:page draw:name="page4" draw:style-name="dp1" draw:master-page-name="Default">
        <draw:frame draw:style-name="gr1" draw:text-style-name="P1" draw:layer="layout" svg:width="19.589cm" svg:height="3.576cm" svg:x="1.001cm" svg:y="2.123cm">
          <draw:image xlink:href="Pictures/10002F45000072D3000011ACE12011933F7A2BD7.svg" xlink:type="simple" xlink:show="embed" xlink:actuate="onLoad" draw:mime-type="image/svg+xml">
            <text:p/>
          </draw:image>
          <draw:image xlink:href="Pictures/1000000100000457000000AB5D9A21535E805B7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3-15T20:02:00.736785370</meta:creation-date>
    <dc:date>2022-04-11T13:28:02.105641741</dc:date>
    <meta:editing-duration>PT11M41S</meta:editing-duration>
    <meta:editing-cycles>6</meta:editing-cycles>
    <meta:generator>LibreOffice/7.2.5.2$Linux_X86_64 LibreOffice_project/20$Build-2</meta:generator>
    <meta:document-statistic meta:object-count="7"/>
  </office:meta>
</office:document-meta>
</file>